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1076FAB4B7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draw:marker-start="Extrémité_20_de_20_ligne_20_4" draw:marker-end="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0.582cm" svg:height="6.958cm" svg:x="5.357cm" svg:y="11.492cm">
          <draw:image xlink:href="Pictures/1000000000000190000001076FAB4B7B.png" xlink:type="simple" xlink:show="embed" xlink:actuate="onLoad">
            <text:p/>
          </draw:image>
        </draw:frame>
        <draw:line draw:style-name="gr2" draw:text-style-name="P2" draw:layer="layout" svg:x1="10.745cm" svg:y1="15.906cm" svg:x2="8.152cm" svg:y2="13.63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Extrémité_20_de_20_ligne_20_4" draw:display-name="Extrémité de ligne 4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Didier Roche</meta:initial-creator>
    <meta:creation-date>2007-05-10T16:37:22</meta:creation-date>
    <dc:creator>Didier Roche</dc:creator>
    <dc:date>2007-05-10T16:38:22</dc:date>
    <dc:language>fr-FR</dc:language>
    <meta:editing-cycles>2</meta:editing-cycles>
    <meta:editing-duration>PT1M2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